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ы ушел….Мне больно и одиноко теперь<text:line-break/>Но даже не представляешь, поверь<text:line-break/>Какое ты потерял сокровище<text:line-break/>Не знаю, найдешь ли где-то такую еще.<text:line-break/>А я сижу, мечтаю, вспоминаю<text:line-break/>О том, что было и не будет никогда<text:line-break/>Из глаз моих соленая вода<text:line-break/>Течет, смывая из души стихи и нежность<text:line-break/>И унося печаль куда-то в бесконечность.<text:line-break/>Как без тебя сумею жить не знаю<text:line-break/>Но только вот тебя я навсегда теряю…<text:line-break/>Ты даже в гости не приходишь<text:line-break/>Ссылаясь на вечную занятость…<text:line-break/>Не верю, я этому просто не верю<text:line-break/>Но в сердце мое еще не закрылись двери<text:line-break/>И тебя я буду ждать наверно бесполезно<text:line-break/>Пока ты будешь притворяться непробиваемым железом.<text:line-break/>А так странно жизнь моя сложилась<text:line-break/>Что не знаю я со мною случилось?<text:line-break/>Тебя люблю и помню до сих пор<text:line-break/>И слышу в сердце своем тяжелый укор:<text:line-break/>Ты не нравишься ему<text:line-break/>Но до сих пор я не пойму<text:line-break/>Зачем ты мучаешь себя<text:line-break/>Все безответно, но любя?<text:line-break/>Ведь он не стоит ничего<text:line-break/>Не слез, стихов - ни одного!<text:line-break/>И вряд ли ты станешь ему интересной<text:line-break/>Даже если будешь очень известной<text:line-break/>Не становись, прошу на путь опасный!<text:line-break/>А вовсе он и не такой прекрасный<text:line-break/>Каким его ты представляла<text:line-break/>Когда по городу вечерами гуляла<text:line-break/>Говорила мама: И не любит он тебя!<text:line-break/>Не стоит душу свою теребя<text:line-break/>Думать о нем и вспоминать<text:line-break/>Ложись лучше, милая, спать<text:line-break/>Да постарайся уснуть поскорее<text:line-break/>Давно известно-утро вечера мудренее.<text:line-break/>Кричу я в смятении: Сердце мое замолчи!<text:line-break/>И маме кричу: Мамуля не надо<text:line-break/>Больше меня успокаивать!<text:line-break/>Постараюсь тебя не расстраивать.<text:line-break/>Словно не слыша упреков и ласковых слов<text:line-break/>Горячо повторяю я вновь:<text:line-break/>Ну и что же меня не любит<text:line-break/>Пусть только себя он не губит<text:line-break/><text:soft-page-break/>Пусть все горести, злые ненастья<text:line-break/>Очень тяжкие несчастья<text:line-break/>И все беды его обойдут стороной.<text:line-break/>А что же случится со мной<text:line-break/>Я любовь свою еще найду<text:line-break/>И по жизни своей за руку проведу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46:53.16</meta:creation-date>
    <meta:document-statistic meta:table-count="0" meta:image-count="0" meta:object-count="0" meta:page-count="2" meta:paragraph-count="2" meta:word-count="301" meta:character-count="1670"/>
    <dc:date>2011-10-04T19:47:27.96</dc:date>
    <dc:creator>Елизавета Чижикова</dc:creator>
    <meta:editing-duration>PT35S</meta:editing-duration>
    <meta:editing-cycles>1</meta:editing-cycles>
    <meta:generator>OpenOffice.org/3.3$Win32 OpenOffice.org_project/330m20$Build-9567</meta:generator>
  </office:meta>
</office:document-meta>
</file>